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302000001B1198BCD3C.png" manifest:media-type="image/png"/>
  <manifest:file-entry manifest:full-path="Pictures/1000020100000287000002D0AC7CEF20.png" manifest:media-type="image/png"/>
  <manifest:file-entry manifest:full-path="Pictures/1000000000000102000000F560E209EA.png" manifest:media-type="image/png"/>
  <manifest:file-entry manifest:full-path="Pictures/100002010000012C00000064CB746AA3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99ff66" draw:textarea-horizontal-align="justify" draw:textarea-vertical-align="middle" draw:auto-grow-height="false" fo:min-height="2.566cm" fo:min-width="4.708cm" fo:wrap-option="no-wrap"/>
    </style:style>
    <style:style style:name="gr3" style:family="graphic">
      <style:graphic-properties style:protect="siz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notes">
      <style:graphic-properties draw:fill-color="#ffffff" fo:min-height="13.364cm"/>
    </style:style>
    <style:style style:name="P1" style:family="paragraph">
      <style:text-properties style:font-name="Arial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style:font-name="Ari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La planta twittera</text:span></text:p>
          </draw:text-box>
        </draw:frame>
        <draw:frame draw:style-name="gr1" draw:text-style-name="P2" draw:layer="layout" svg:width="7.937cm" svg:height="2.645cm" svg:x="2.863cm" svg:y="4.6cm">
          <draw:image xlink:href="Pictures/100002010000012C00000064CB746AA3.png" xlink:type="simple" xlink:show="embed" xlink:actuate="onLoad">
            <text:p/>
          </draw:image>
        </draw:frame>
        <draw:frame draw:style-name="gr1" draw:text-style-name="P2" draw:layer="layout" svg:width="6.825cm" svg:height="6.481cm" svg:x="19.975cm" svg:y="13.119cm">
          <draw:image xlink:href="Pictures/1000000000000102000000F560E209EA.png" xlink:type="simple" xlink:show="embed" xlink:actuate="onLoad">
            <text:p/>
          </draw:image>
        </draw:frame>
        <draw:frame draw:style-name="gr1" draw:text-style-name="P2" draw:layer="layout" svg:width="7.367cm" svg:height="9.663cm" svg:x="11.2cm" svg:y="7.937cm">
          <draw:image xlink:href="Pictures/1000020100000287000002D0AC7CEF20.png" xlink:type="simple" xlink:show="embed" xlink:actuate="onLoad">
            <text:p/>
          </draw:image>
        </draw:frame>
        <draw:frame draw:style-name="gr1" draw:text-style-name="P2" draw:layer="layout" svg:width="9.6cm" svg:height="7.455cm" svg:x="0.6cm" svg:y="12cm">
          <draw:image xlink:href="Pictures/1000000000000302000001B1198BCD3C.png" xlink:type="simple" xlink:show="embed" xlink:actuate="onLoad">
            <text:p/>
          </draw:image>
        </draw:frame>
        <draw:custom-shape draw:style-name="gr2" draw:text-style-name="P3" draw:layer="layout" svg:width="7.4cm" svg:height="4cm" svg:x="17cm" svg:y="3.8cm">
          <text:p text:style-name="P3"><text:span text:style-name="T2">¡Tengo sed!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965 38560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1" style:font-family-asian="'Lucida Sans Unicode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ucida Sans Unicode1" style:font-family-asian="'Lucida Sans Unicode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ucida Sans Unicode1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ucida Sans Unicode1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Lucida Sans Unicode1" style:font-family-asian="'Lucida Sans Unicode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2T16:38:13.890000000</meta:creation-date>
    <dc:date>2016-12-22T16:58:03.593000000</dc:date>
    <meta:editing-duration>PT4M17S</meta:editing-duration>
    <meta:editing-cycles>1</meta:editing-cycles>
    <meta:document-statistic meta:object-count="29"/>
    <meta:generator>LibreOffice/4.3.5.2$Windows_x86 LibreOffice_project/3a87456aaa6a95c63eea1c1b3201acedf0751bd5</meta:generator>
  </office:meta>
</office:document-meta>
</file>